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top" draw:auto-grow-height="false" draw:shadow="visible" draw:shadow-offset-x="0.051cm" draw:shadow-offset-y="0.051cm" draw:shadow-color="#c0c0c0"/>
    </style:style>
    <style:style style:name="gr2" style:family="graphic" style:parent-style-name="standard">
      <style:graphic-properties draw:fill="solid" draw:fill-color="#ffffcc" draw:textarea-horizontal-align="left" draw:textarea-vertical-align="top" draw:auto-grow-height="false" draw:shadow="visible" draw:shadow-offset-x="0.051cm" draw:shadow-offset-y="0.051cm" draw:shadow-color="#c0c0c0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family="'URW Palladio L'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font-family="'URW Palladio L'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URW Palladio L'" style:font-pitch="variable" fo:font-size="14pt" style:font-size-asian="14pt" style:font-size-complex="14pt"/>
    </style:style>
    <style:style style:name="T1" style:family="text">
      <style:text-properties fo:font-family="'URW Palladio L'" style:font-pitch="variable" fo:font-weight="bold" style:font-weight-asian="bold" style:font-weight-complex="bold"/>
    </style:style>
    <style:style style:name="T2" style:family="text">
      <style:text-properties fo:font-family="'URW Palladio L'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URW Palladio L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8.786cm" svg:height="20.32cm" svg:x="1.846cm" svg:y="2.27cm">
            <text:p text:style-name="P1"><text:span text:style-name="T1">Wiki</text:span>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2" draw:layer="layout" svg:width="13.124cm" svg:height="17.78cm" svg:x="2.692cm" svg:y="4.175cm">
              <text:p text:style-name="P1"><text:span text:style-name="T1">Space</text:span></text:p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2" draw:text-style-name="P3" draw:layer="layout" svg:width="10.16cm" svg:height="11.43cm" svg:x="4.387cm" svg:y="7.35cm">
                  <text:p text:style-name="P1"><text:span text:style-name="T2">Page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6.35cm" svg:x="4.811cm" svg:y="8.62cm">
                  <text:p text:style-name="P4"><text:span text:style-name="T3">Cont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044cm" svg:y="8.62cm">
                  <text:p text:style-name="P4"><text:span text:style-name="T3">Class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044cm" svg:y="11.16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467cm" svg:y="11.79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891cm" svg:y="12.43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10.314cm" svg:y="13.06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4.811cm" svg:y="15.60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7cm" svg:height="1.27cm" svg:x="5.234cm" svg:y="16.24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5.658cm" svg:y="16.87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" draw:text-style-name="P3" draw:layer="layout" svg:width="10.16cm" svg:height="11.43cm" svg:x="4.81cm" svg:y="8.62cm">
                  <text:p text:style-name="P1"><text:span text:style-name="T2">Page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6.35cm" svg:x="5.234cm" svg:y="9.89cm">
                  <text:p text:style-name="P4"><text:span text:style-name="T3">Cont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467cm" svg:y="9.89cm">
                  <text:p text:style-name="P4"><text:span text:style-name="T3">Class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467cm" svg:y="12.43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89cm" svg:y="13.06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10.314cm" svg:y="13.7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10.737cm" svg:y="14.33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5.234cm" svg:y="16.87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7cm" svg:height="1.27cm" svg:x="5.657cm" svg:y="17.51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6.081cm" svg:y="18.14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" draw:text-style-name="P3" draw:layer="layout" svg:width="10.16cm" svg:height="11.43cm" svg:x="5.233cm" svg:y="9.89cm">
                  <text:p text:style-name="P1"><text:span text:style-name="T2">Page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6.35cm" svg:x="5.657cm" svg:y="11.16cm">
                  <text:p text:style-name="P4"><text:span text:style-name="T3">Cont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89cm" svg:y="11.16cm">
                  <text:p text:style-name="P4"><text:span text:style-name="T3">Class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9.89cm" svg:y="13.7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10.313cm" svg:y="14.33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10.737cm" svg:y="14.97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11.16cm" svg:y="15.60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5.657cm" svg:y="18.14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7cm" svg:height="1.27cm" svg:x="6.08cm" svg:y="18.78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6.504cm" svg:y="19.41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custom-shape draw:style-name="gr1" draw:text-style-name="P2" draw:layer="layout" svg:width="13.124cm" svg:height="17.78cm" svg:x="16.662cm" svg:y="4.175cm">
              <text:p text:style-name="P1"><text:span text:style-name="T1">Space</text:span></text:p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2" draw:text-style-name="P3" draw:layer="layout" svg:width="10.16cm" svg:height="11.43cm" svg:x="18.357cm" svg:y="7.35cm">
                  <text:p text:style-name="P1"><text:span text:style-name="T2">Page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6.35cm" svg:x="18.781cm" svg:y="8.62cm">
                  <text:p text:style-name="P4"><text:span text:style-name="T3">Cont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014cm" svg:y="8.62cm">
                  <text:p text:style-name="P4"><text:span text:style-name="T3">Class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014cm" svg:y="11.16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437cm" svg:y="11.79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861cm" svg:y="12.43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4.284cm" svg:y="13.06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18.781cm" svg:y="15.60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7cm" svg:height="1.27cm" svg:x="19.204cm" svg:y="16.24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19.628cm" svg:y="16.87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" draw:text-style-name="P3" draw:layer="layout" svg:width="10.16cm" svg:height="11.43cm" svg:x="18.78cm" svg:y="8.62cm">
                  <text:p text:style-name="P1"><text:span text:style-name="T2">Page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6.35cm" svg:x="19.204cm" svg:y="9.89cm">
                  <text:p text:style-name="P4"><text:span text:style-name="T3">Cont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437cm" svg:y="9.89cm">
                  <text:p text:style-name="P4"><text:span text:style-name="T3">Class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437cm" svg:y="12.43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86cm" svg:y="13.06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4.284cm" svg:y="13.7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4.707cm" svg:y="14.33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19.204cm" svg:y="16.87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7cm" svg:height="1.27cm" svg:x="19.627cm" svg:y="17.51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20.051cm" svg:y="18.14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" draw:text-style-name="P3" draw:layer="layout" svg:width="10.16cm" svg:height="11.43cm" svg:x="19.203cm" svg:y="9.89cm">
                  <text:p text:style-name="P1"><text:span text:style-name="T2">Page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6.35cm" svg:x="19.627cm" svg:y="11.16cm">
                  <text:p text:style-name="P4"><text:span text:style-name="T3">Cont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86cm" svg:y="11.16cm">
                  <text:p text:style-name="P4"><text:span text:style-name="T3">Class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3.86cm" svg:y="13.7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4.283cm" svg:y="14.33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4.707cm" svg:y="14.97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3.81cm" svg:height="1.905cm" svg:x="25.13cm" svg:y="15.605cm">
                  <text:p text:style-name="P4"><text:span text:style-name="T3">Objec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19.627cm" svg:y="18.14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7cm" svg:height="1.27cm" svg:x="20.05cm" svg:y="18.78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5" draw:layer="layout" svg:width="8.466cm" svg:height="1.27cm" svg:x="20.474cm" svg:y="19.415cm">
                  <text:p text:style-name="P4"><text:span text:style-name="T3">Attachment</text:span></text:p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abio Mancinelli</meta:initial-creator>
    <meta:creation-date>2011-03-10T22:42:09</meta:creation-date>
    <dc:date>2011-03-10T23:03:04</dc:date>
    <dc:creator>Fabio Mancinelli</dc:creator>
    <meta:editing-duration>PT00H05M45S</meta:editing-duration>
    <meta:editing-cycles>1</meta:editing-cycles>
    <meta:document-statistic meta:object-count="74"/>
    <meta:generator>OpenOffice.org/3.2$Linux OpenOffice.org_project/320m19$Build-9505</meta:generator>
  </office:meta>
</office:document-meta>
</file>